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29.23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8.45mm"/>
    </style:style>
    <style:style style:name="co15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 (<text:a xlink:href="http://archwort.dainst.org/de/term/10557" xlink:type="simple">http://archwort.dainst.org/de/term/10557</text:a>)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6" office:value-type="string" calcext:value-type="string">
            <text:p>Gefäßtyp</text:p>
          </table:table-cell>
          <table:table-cell table:style-name="ce6" office:value-type="string" calcext:value-type="string">
            <text:p>Fragmenttyp</text:p>
          </table:table-cell>
          <table:table-cell table:style-name="ce6" office:value-type="string" calcext:value-type="string">
            <text:p>Standflaeche</text:p>
          </table:table-cell>
          <table:table-cell table:style-name="ce6" office:value-type="string" calcext:value-type="string">
            <text:p>Produktionsspuren</text:p>
          </table:table-cell>
          <table:table-cell table:style-name="ce6" office:value-type="string" calcext:value-type="string">
            <text:p>joint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Bodenform</text:p>
          </table:table-cell>
          <table:table-cell table:style-name="ce1" office:value-type="string" calcext:value-type="string">
            <text:p>Zenodo</text:p>
          </table:table-cell>
          <table:table-cell table:style-name="ce1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blasiger Bo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Sch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ehrief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Holzabdru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<text:a xlink:href="https://zenodo.org/record/2529457" xlink:type="simple">https://zenodo.org/record/2529457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Holzab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Holzabdruck?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Holzabdruck?</text:p>
          </table:table-cell>
          <table:table-cell table:number-columns-repeated="3"/>
          <table:table-cell office:value-type="string" calcext:value-type="string">
            <text:p><text:a xlink:href="https://zenodo.org/record/2529430" xlink:type="simple">https://zenodo.org/record/2529430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überbrannt</text:p>
          </table:table-cell>
          <table:table-cell office:value-type="string" calcext:value-type="string">
            <text:p>zu 11 WS und RS Zchng. 33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&lt;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unebene Bodenfläch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<text:a xlink:href="https://zenodo.org/record/2529455" xlink:type="simple">https://zenodo.org/record/2529455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<text:a xlink:href="https://zenodo.org/record/2529463" xlink:type="simple">https://zenodo.org/record/2529463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<text:a xlink:href="https://zenodo.org/record/2529465" xlink:type="simple">https://zenodo.org/record/2529465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extilabdruck?</text:p>
          </table:table-cell>
          <table:table-cell table:number-columns-repeated="1002"/>
        </table:table-row>
      </table:table>
      <table:table table:name="Tabelle2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4" table:default-cell-style-name="Default"/>
        <table:table-row table:style-name="ro1">
          <table:table-cell table:style-name="ce3" office:value-type="string" calcext:value-type="string">
            <text:p>Zchng (<text:a xlink:href="http://archwort.dainst.org/de/term/10557" xlink:type="simple">http://archwort.dainst.org/de/term/10557</text:a>)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8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/>
          <table:table-cell table:style-name="ce1" office:value-type="string" calcext:value-type="string">
            <text:p>Zenodo</text:p>
          </table:table-cell>
        </table:table-row>
        <table:table-row table:style-name="ro1"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/>
        </table:table-row>
        <table:table-row table:style-name="ro1"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2"/>
          <table:table-cell office:value-type="string" calcext:value-type="string">
            <text:p><text:a xlink:href="https://zenodo.org/record/2529430" xlink:type="simple">https://zenodo.org/record/2529430</text:a></text:p>
          </table:table-cell>
        </table:table-row>
        <table:table-row table:style-name="ro1"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<text:a xlink:href="https://zenodo.org/record/2529455" xlink:type="simple">https://zenodo.org/record/2529455</text:a></text:p>
          </table:table-cell>
        </table:table-row>
        <table:table-row table:style-name="ro1"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6"/>
          <table:table-cell office:value-type="string" calcext:value-type="string">
            <text:p><text:a xlink:href="https://zenodo.org/record/2529457" xlink:type="simple">https://zenodo.org/record/2529457</text:a></text:p>
          </table:table-cell>
        </table:table-row>
        <table:table-row table:style-name="ro1"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<text:a xlink:href="https://zenodo.org/record/2529463" xlink:type="simple">https://zenodo.org/record/2529463</text:a></text:p>
          </table:table-cell>
        </table:table-row>
        <table:table-row table:style-name="ro1"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2"/>
          <table:table-cell office:value-type="string" calcext:value-type="string">
            <text:p><text:a xlink:href="https://zenodo.org/record/2529465" xlink:type="simple">https://zenodo.org/record/2529465</text:a></text:p>
          </table:table-cell>
        </table:table-row>
        <table:table-row table:style-name="ro1"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hellgr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range glatt</text:p>
          </table:table-cell>
          <table:table-cell office:value-type="string" calcext:value-type="string">
            <text:p>dunkelgrau innenpoliert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Spiralzeichen inn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lzabdruck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Textilabdruck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orange-)schwarz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ulstr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„blasiger Boden“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uhe Standfläche; hellgrau</text:p>
          </table:table-cell>
          <table:table-cell office:value-type="string" calcext:value-type="string">
            <text:p>Drehriefen; hellbeige</text:p>
          </table:table-cell>
          <table:table-cell office:value-type="string" calcext:value-type="string">
            <text:p>hellbeige-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1-B6</text:p>
          </table:table-cell>
          <table:table-cell office:value-type="string" calcext:value-type="string">
            <text:p>gehört zu Schale</text:p>
          </table:table-cell>
          <table:table-cell/>
        </table:table-row>
        <table:table-row table:style-name="ro1"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F; orange-schwarz</text:p>
          </table:table-cell>
          <table:table-cell office:value-type="string" calcext:value-type="string">
            <text:p>glatt; beige-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/>
        </table:table-row>
      </table:table>
      <table:table table:name="Tabelle3" table:style-name="ta1">
        <office:forms form:automatic-focus="false" form:apply-design-mode="false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be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-gelb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grau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lgra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range-)schwarz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tli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ge-grau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beige-hellgrau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braun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-orang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ro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grau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ro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-schwarz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grau-beig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grau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-orange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ro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gelbschwarz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1" table:data-type="automatic"/>
          </table:sort>
        </table:database-range>
        <table:database-range table:name="__Anonymous_Sheet_DB__2" table:target-range-address="Tabelle3.A1:Tabelle3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.00.0000</text:date>, <text:time style:data-style-name="N2" text:time-value="15:27:14.4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9-02-02T18:45:28.045000000</dc:date>
    <meta:editing-duration>P1DT2H36M41S</meta:editing-duration>
    <meta:editing-cycles>57</meta:editing-cycles>
    <meta:generator>LibreOffice/5.1.6.2$Windows_x86 LibreOffice_project/07ac168c60a517dba0f0d7bc7540f5afa45f0909</meta:generator>
    <meta:document-statistic meta:table-count="3" meta:cell-count="1559" meta:object-count="0"/>
  </office:meta>
</office:document-meta>
</file>